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pitch="variable"/>
    <style:font-face style:name="Lucida Sans Unicode" svg:font-family="'Lucida Sans Unicode'"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dash" draw:stroke-dash="Dashed_20__28_var_29__20_4676" svg:stroke-width="0.019cm" svg:stroke-color="#000000" draw:marker-start-width="0.332cm" draw:marker-start-center="false" draw:marker-end-width="0.332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style>
    <style:style style:name="gr2" style:family="graphic" style:parent-style-name="standard">
      <style:graphic-properties draw:stroke="solid" svg:stroke-width="0.019cm" svg:stroke-color="#000000" draw:marker-start="Arrow_20_concave" draw:marker-start-width="0.201cm" draw:marker-start-center="false" draw:marker-end="Arrow_20_concav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style>
    <style:style style:name="gr3" style:family="graphic" style:parent-style-name="standard">
      <style:graphic-properties draw:stroke="none" svg:stroke-width="0.019cm" svg:stroke-color="#000000" draw:marker-start-width="0.302cm" draw:marker-start-center="false" draw:marker-end-width="0.302cm" draw:marker-end-center="false" draw:fill="none" draw:fill-color="#ffffff" draw:auto-grow-width="true" fo:min-height="0.165cm" fo:min-width="0.601cm" draw:shadow="hidden" draw:shadow-offset-x="0.3cm" draw:shadow-offset-y="0.3cm" draw:shadow-color="#808080"/>
    </style:style>
    <style:style style:name="gr4" style:family="graphic" style:parent-style-name="standard">
      <style:graphic-properties draw:stroke="none" svg:stroke-width="0.019cm" svg:stroke-color="#000000" draw:marker-start-width="0.302cm" draw:marker-start-center="false" draw:marker-end-width="0.302cm" draw:marker-end-center="false" draw:fill="none" draw:fill-color="#ffffff" fo:min-height="1.373cm" draw:shadow="hidden" draw:shadow-offset-x="0.3cm" draw:shadow-offset-y="0.3cm" draw:shadow-color="#808080"/>
    </style:style>
    <style:style style:name="gr5" style:family="graphic" style:parent-style-name="standard">
      <style:graphic-properties draw:stroke="solid" svg:stroke-width="0.019cm" svg:stroke-color="#000000" draw:marker-start-width="0.231cm" draw:marker-start-center="false" draw:marker-end-width="0.231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style>
    <style:style style:name="gr6" style:family="graphic" style:parent-style-name="standard">
      <style:graphic-properties draw:stroke="solid" svg:stroke-width="0.019cm" svg:stroke-color="#000000" draw:marker-start-width="0.332cm" draw:marker-start-center="false" draw:marker-end-width="0.332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style>
    <style:style style:name="gr7" style:family="graphic" style:parent-style-name="standard">
      <style:graphic-properties draw:stroke="dash" draw:stroke-dash="Dashed_20__28_var_29__20_4677" svg:stroke-width="0.019cm" svg:stroke-color="#000000" draw:marker-start-width="0.332cm" draw:marker-start-center="false" draw:marker-end-width="0.332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style>
    <style:style style:name="gr8" style:family="graphic" style:parent-style-name="standard">
      <style:graphic-properties draw:stroke="soli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style>
    <style:style style:name="P1"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 fo:font-size="9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text-emphasize="none" style:font-relief="none"/>
    </style:style>
    <style:style style:name="P2" style:family="paragraph">
      <style:paragraph-properties fo:margin-left="0cm" fo:margin-right="0cm" fo:margin-top="0cm" fo:margin-bottom="0cm" fo:line-height="100%" fo:text-indent="0cm"/>
    </style:style>
    <style:style style:name="P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size="9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text-emphasize="none" style:font-relief="none"/>
    </style:style>
    <style:style style:name="P4"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text-emphasize="none" style:font-relief="none"/>
    </style:style>
    <style:style style:name="P5"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1" style:family="text">
      <style:text-properties style:use-window-font-color="true" style:text-outline="false" style:text-line-through-style="none" style:text-line-through-type="none" style:font-name="Bitstream Vera Sans" fo:font-size="9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text-emphasize="none" style:font-relief="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9.6cm" svg:y1="13.852cm" svg:x2="10.96cm" svg:y2="14.051cm">
            <text:p/>
          </draw:line>
          <draw:line draw:style-name="gr2" draw:text-style-name="P1" draw:layer="layout" svg:x1="9.649cm" svg:y1="13.862cm" svg:x2="9.48cm" svg:y2="15.093cm">
            <text:p/>
          </draw:line>
          <draw:frame draw:style-name="gr3" draw:text-style-name="P3" draw:layer="layout" svg:width="1.493cm" svg:height="0.624cm" draw:transform="rotate (-0.15114551322271) translate (10.463cm 15.224cm)">
            <draw:text-box>
              <text:p text:style-name="P2"><text:span text:style-name="T1">13 cm</text:span></text:p>
            </draw:text-box>
          </draw:frame>
          <draw:frame draw:style-name="gr4" draw:text-style-name="P3" draw:layer="layout" svg:width="1.586cm" svg:height="1.623cm" draw:transform="rotate (1.41127323316261) translate (8.904cm 15.071cm)">
            <draw:text-box>
              <text:p text:style-name="P2"><text:span text:style-name="T1">8 cm</text:span></text:p>
            </draw:text-box>
          </draw:frame>
          <draw:path draw:style-name="gr5" draw:text-style-name="P4" draw:layer="layout" svg:width="0.061cm" svg:height="1.28cm" draw:transform="skewX (-0.0013962634015955) rotate (0.174707458124632) translate (9.94476388888894cm 13.9166250000007cm)" svg:viewBox="0 0 62 1281" svg:d="M0 1281c0-74 7-110 5-156s13-81 11-128-16-90-2-133 20-93 11-153 23-55 12-95 0-126 5-170 4-111 16-144-10-103 0-138-9-99-14-146l7-18">
            <text:p/>
          </draw:path>
          <draw:path draw:style-name="gr6" draw:text-style-name="P4" draw:layer="layout" svg:width="1.996cm" svg:height="1.953cm" draw:transform="skewX (0.00087266462599715) rotate (0.174881991049832) translate (10.0029722222222cm 13.915333333333cm)" svg:viewBox="0 0 1997 1954" svg:d="M0 0c19 26 81 56 125 83 67 35 113 78 125 132 68 78 168 125 186 192 60 69 123 59 144 152 23 57 81 55 145 122 51 67 130 141 199 197 44 45 110 110 177 168s104 125 165 178c71 60 106 106 168 175 39 35 72 56 101 109s86 90 151 136 80 99 124 132l136 124 51 54-7-8">
            <text:p/>
          </draw:path>
          <draw:path draw:style-name="gr5" draw:text-style-name="P4" draw:layer="layout" svg:width="2.047cm" svg:height="0.699cm" draw:transform="rotate (0.176627320301826) translate (10.1775972222222cm 15.1752777777776cm)" svg:viewBox="0 0 2048 700" svg:d="M0 0c48 0 85 9 141 37s74 55 148 41c55 0 103 42 157 67s110 30 168 65 183 53 266 55c60 42 212 112 279 100 62 35 132 37 199 76 60 39 117 32 166 55 56 24 261 102 332 95l192 109">
            <text:p/>
          </draw:path>
          <draw:line draw:style-name="gr7" draw:text-style-name="P1" draw:layer="layout" svg:x1="9.34cm" svg:y1="15.058cm" svg:x2="10.187cm" svg:y2="15.181cm">
            <text:p/>
          </draw:line>
          <draw:path draw:style-name="gr8" draw:text-style-name="P5" draw:layer="layout" svg:width="0.299cm" svg:height="0.299cm" svg:x="9.626cm" svg:y="13.892cm" svg:viewBox="0 0 300 300" svg:d="M0 256c93 0 169 26 162 26s103 18 103 18l8-150 9-79 18-71">
            <text:p/>
          </draw:path>
          <draw:path draw:style-name="gr8" draw:text-style-name="P5" draw:layer="layout" svg:width="0.299cm" svg:height="0.301cm" draw:transform="skewX (-0.0059341194567807) rotate (2.86809955980228) translate (9.7338611111111cm 15.1107777777778cm)" svg:viewBox="0 0 300 302" svg:d="M300 256c-108 2-171 28-164 26s-102 20-102 20l-25-149 9-82-18-71">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pitch="variable"/>
    <style:font-face style:name="Lucida Sans Unicode" svg:font-family="'Lucida Sans Unicode'"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ed_20__28_var_29__20_4676" draw:display-name="Dashed (var) 4676" draw:style="rect" draw:dots1="1" draw:dots1-length="112%" draw:distance="112%"/>
    <draw:stroke-dash draw:name="Dashed_20__28_var_29__20_4677" draw:display-name="Dashed (var) 4677" draw:style="rect" draw:dots1="1" draw:dots1-length="112%" draw:distance="112%"/>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2T11:10:15.095905025</meta:creation-date>
    <dc:date>2018-03-22T11:11:16.855472330</dc:date>
    <meta:editing-duration>PT1M2S</meta:editing-duration>
    <meta:editing-cycles>1</meta:editing-cycles>
    <meta:document-statistic meta:object-count="11"/>
    <meta:generator>LibreOffice/6.0.0.3$MacOSX_X86_64 LibreOffice_project/64a0f66915f38c6217de274f0aa8e15618924765</meta:generator>
  </office:meta>
</office:document-meta>
</file>